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547cm" fo:margin-left="-0.466cm" table:align="left"/>
    </style:style>
    <style:style style:name="Table2.A" style:family="table-column">
      <style:table-column-properties style:column-width="7.038cm"/>
    </style:style>
    <style:style style:name="Table2.B" style:family="table-column">
      <style:table-column-properties style:column-width="11.509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21" style:family="table-cell">
      <style:table-cell-properties fo:padding="0.097cm" fo:border-left="0.05pt solid #000000" fo:border-right="none" fo:border-top="none" fo:border-bottom="0.05pt solid #000000"/>
    </style:style>
    <style:style style:name="Table2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096cm"/>
    </style:style>
    <style:style style:name="Table4.B" style:family="table-column">
      <style:table-column-properties style:column-width="13.917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2e4e38" officeooo:paragraph-rsid="002e4e38"/>
    </style:style>
    <style:style style:name="P2" style:family="paragraph" style:parent-style-name="Footer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Ubuntu" fo:font-size="18pt" officeooo:rsid="0009f7ed" officeooo:paragraph-rsid="0009f7ed" style:font-size-asian="15.75pt" style:font-size-complex="18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8pt" officeooo:rsid="000b4aee" officeooo:paragraph-rsid="000b4aee" style:font-size-asian="15.75pt" style:font-size-complex="18pt"/>
    </style:style>
    <style:style style:name="P5" style:family="paragraph" style:parent-style-name="Standard">
      <style:text-properties style:font-name="Ubuntu" fo:font-size="32pt" fo:font-weight="bold" officeooo:rsid="000fe733" officeooo:paragraph-rsid="000fe733" style:font-size-asian="32pt" style:font-weight-asian="bold" style:font-size-complex="32pt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paragraph-rsid="000fe733"/>
    </style:style>
    <style:style style:name="P7" style:family="paragraph" style:parent-style-name="Standard">
      <style:paragraph-properties fo:text-align="justify" style:justify-single-word="false"/>
      <style:text-properties officeooo:paragraph-rsid="0013d900"/>
    </style:style>
    <style:style style:name="P8" style:family="paragraph" style:parent-style-name="Standard">
      <style:paragraph-properties fo:text-align="justify" style:justify-single-word="false"/>
      <style:text-properties officeooo:paragraph-rsid="004be26b"/>
    </style:style>
    <style:style style:name="P9" style:family="paragraph" style:parent-style-name="Standard">
      <style:paragraph-properties fo:text-align="justify" style:justify-single-word="false"/>
      <style:text-properties fo:color="#111111" style:font-name="Ubuntu" fo:font-size="18pt" officeooo:rsid="000e19a2" officeooo:paragraph-rsid="000e19a2" style:font-size-asian="15.75pt" style:font-size-complex="18pt"/>
    </style:style>
    <style:style style:name="P10" style:family="paragraph" style:parent-style-name="Standard">
      <style:paragraph-properties fo:text-align="justify" style:justify-single-word="false"/>
      <style:text-properties fo:color="#111111" style:font-name="Ubuntu" fo:font-size="18pt" officeooo:rsid="000fe733" officeooo:paragraph-rsid="000fe733" style:font-size-asian="15.75pt" style:font-size-complex="18pt"/>
    </style:style>
    <style:style style:name="P11" style:family="paragraph" style:parent-style-name="Standard">
      <style:paragraph-properties fo:text-align="justify" style:justify-single-word="false"/>
      <style:text-properties fo:color="#111111" style:font-name="Ubuntu" fo:font-size="18pt" fo:font-weight="normal" officeooo:rsid="001366cb" officeooo:paragraph-rsid="001366cb" style:font-size-asian="15.75pt" style:font-weight-asian="normal" style:font-size-complex="18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111111" style:font-name="Ubuntu" fo:font-size="32pt" fo:font-weight="bold" officeooo:rsid="001119f0" officeooo:paragraph-rsid="001119f0" style:font-size-asian="28pt" style:font-weight-asian="bold" style:font-size-complex="3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1d468" officeooo:paragraph-rsid="0041d468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ca98a" officeooo:paragraph-rsid="004be26b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ca98a" officeooo:paragraph-rsid="004ca98a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e372d" officeooo:paragraph-rsid="004ecb3b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503d93" officeooo:paragraph-rsid="00503d93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5762e5" officeooo:paragraph-rsid="005762e5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5852a8" officeooo:paragraph-rsid="005852a8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5a583d" officeooo:paragraph-rsid="005a583d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5b1fb5" officeooo:paragraph-rsid="005b1fb5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5b6663" officeooo:paragraph-rsid="005b6663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23" style:family="paragraph" style:parent-style-name="Standard">
      <style:paragraph-properties fo:text-align="justify" style:justify-single-word="false"/>
      <style:text-properties officeooo:rsid="005a583d" officeooo:paragraph-rsid="005a583d"/>
    </style:style>
    <style:style style:name="P24" style:family="paragraph" style:parent-style-name="Table_20_Contents">
      <style:paragraph-properties fo:text-align="justify" style:justify-single-word="false"/>
      <style:text-properties style:font-name="Ubuntu" fo:font-size="18pt" officeooo:rsid="000bda6e" officeooo:paragraph-rsid="000bda6e" style:font-size-asian="15.75pt" style:font-size-complex="18pt"/>
    </style:style>
    <style:style style:name="P25" style:family="paragraph" style:parent-style-name="Table_20_Contents">
      <style:paragraph-properties fo:text-align="justify" style:justify-single-word="false"/>
      <style:text-properties style:font-name="Ubuntu" fo:font-size="18pt" officeooo:rsid="00554192" officeooo:paragraph-rsid="00554192" style:font-name-asian="Noto Sans Mono CJK SC" style:font-size-asian="15.75pt" style:font-name-complex="Liberation Mono" style:font-size-complex="18pt"/>
    </style:style>
    <style:style style:name="P26" style:family="paragraph" style:parent-style-name="Table_20_Contents">
      <style:paragraph-properties fo:text-align="center" style:justify-single-word="false"/>
      <style:text-properties style:font-name="Ubuntu" fo:font-size="18pt" officeooo:rsid="00554192" officeooo:paragraph-rsid="00554192" style:font-name-asian="Noto Sans Mono CJK SC" style:font-size-asian="15.75pt" style:font-name-complex="Liberation Mono" style:font-size-complex="18pt"/>
    </style:style>
    <style:style style:name="P27" style:family="paragraph" style:parent-style-name="Table_20_Contents">
      <style:paragraph-properties fo:text-align="justify" style:justify-single-word="false"/>
      <style:text-properties style:font-name="Ubuntu" fo:font-size="18pt" officeooo:rsid="005852a8" officeooo:paragraph-rsid="005852a8" style:font-name-asian="Noto Sans Mono CJK SC" style:font-size-asian="15.75pt" style:font-name-complex="Liberation Mono" style:font-size-complex="18pt"/>
    </style:style>
    <style:style style:name="P28" style:family="paragraph" style:parent-style-name="Table_20_Contents">
      <style:paragraph-properties fo:text-align="justify" style:justify-single-word="false"/>
      <style:text-properties style:font-name="Ubuntu" fo:font-size="16pt" officeooo:rsid="0030320c" officeooo:paragraph-rsid="0030320c" style:font-name-asian="Noto Sans Mono CJK SC" style:font-size-asian="16pt" style:font-name-complex="Liberation Mono" style:font-size-complex="16pt"/>
    </style:style>
    <style:style style:name="P29" style:family="paragraph" style:parent-style-name="Table_20_Contents">
      <style:paragraph-properties fo:text-align="justify" style:justify-single-word="false"/>
      <style:text-properties style:font-name="Ubuntu" fo:font-size="16pt" officeooo:rsid="003220ce" officeooo:paragraph-rsid="003220ce" style:font-name-asian="Noto Sans Mono CJK SC" style:font-size-asian="16pt" style:font-name-complex="Liberation Mono" style:font-size-complex="16pt"/>
    </style:style>
    <style:style style:name="P30" style:family="paragraph" style:parent-style-name="Table_20_Contents">
      <style:paragraph-properties fo:text-align="justify" style:justify-single-word="false"/>
      <style:text-properties style:font-name="Ubuntu" fo:font-size="16pt" officeooo:rsid="003220ce" officeooo:paragraph-rsid="00390bbc" style:font-name-asian="Noto Sans Mono CJK SC" style:font-size-asian="16pt" style:font-name-complex="Liberation Mono" style:font-size-complex="16pt"/>
    </style:style>
    <style:style style:name="P31" style:family="paragraph" style:parent-style-name="Table_20_Contents">
      <style:paragraph-properties fo:text-align="justify" style:justify-single-word="false"/>
      <style:text-properties style:font-name="Ubuntu" fo:font-size="16pt" officeooo:rsid="00337ff8" officeooo:paragraph-rsid="00337ff8" style:font-name-asian="Noto Sans Mono CJK SC" style:font-size-asian="16pt" style:font-name-complex="Liberation Mono" style:font-size-complex="16pt"/>
    </style:style>
    <style:style style:name="P32" style:family="paragraph" style:parent-style-name="Table_20_Contents">
      <style:paragraph-properties fo:text-align="justify" style:justify-single-word="false"/>
      <style:text-properties style:font-name="Ubuntu" fo:font-size="16pt" officeooo:rsid="0033a55a" officeooo:paragraph-rsid="0033a55a" style:font-name-asian="Noto Sans Mono CJK SC" style:font-size-asian="16pt" style:font-name-complex="Liberation Mono" style:font-size-complex="16pt"/>
    </style:style>
    <style:style style:name="P33" style:family="paragraph" style:parent-style-name="Table_20_Contents">
      <style:paragraph-properties fo:text-align="justify" style:justify-single-word="false"/>
      <style:text-properties style:font-name="Ubuntu" fo:font-size="16pt" officeooo:rsid="0041566b" officeooo:paragraph-rsid="0041566b" style:font-name-asian="Noto Sans Mono CJK SC" style:font-size-asian="16pt" style:font-name-complex="Liberation Mono" style:font-size-complex="16pt"/>
    </style:style>
    <style:style style:name="P34" style:family="paragraph" style:parent-style-name="Preformatted_20_Text">
      <style:paragraph-properties fo:text-align="justify" style:justify-single-word="false"/>
      <style:text-properties officeooo:paragraph-rsid="0013d900"/>
    </style:style>
    <style:style style:name="P35" style:family="paragraph" style:parent-style-name="Preformatted_20_Text">
      <style:paragraph-properties fo:text-align="justify" style:justify-single-word="false"/>
      <style:text-properties officeooo:paragraph-rsid="002e4e38"/>
    </style:style>
    <style:style style:name="P36" style:family="paragraph" style:parent-style-name="Preformatted_20_Text">
      <style:paragraph-properties fo:text-align="justify" style:justify-single-word="false"/>
      <style:text-properties officeooo:paragraph-rsid="001ae10c"/>
    </style:style>
    <style:style style:name="P37" style:family="paragraph" style:parent-style-name="Preformatted_20_Text">
      <style:paragraph-properties fo:text-align="justify" style:justify-single-word="false"/>
      <style:text-properties officeooo:paragraph-rsid="0030320c"/>
    </style:style>
    <style:style style:name="P38" style:family="paragraph" style:parent-style-name="Preformatted_20_Text" style:list-style-name="L15">
      <style:paragraph-properties fo:text-align="justify" style:justify-single-word="false"/>
      <style:text-properties officeooo:paragraph-rsid="0013d900"/>
    </style:style>
    <style:style style:name="P39" style:family="paragraph" style:parent-style-name="Preformatted_20_Text" style:list-style-name="L16">
      <style:paragraph-properties fo:text-align="justify" style:justify-single-word="false"/>
      <style:text-properties officeooo:paragraph-rsid="0025cba6"/>
    </style:style>
    <style:style style:name="P40" style:family="paragraph" style:parent-style-name="Preformatted_20_Text" style:list-style-name="L16">
      <style:paragraph-properties fo:text-align="justify" style:justify-single-word="false"/>
      <style:text-properties officeooo:paragraph-rsid="0027562e"/>
    </style:style>
    <style:style style:name="P41" style:family="paragraph" style:parent-style-name="Preformatted_20_Text" style:list-style-name="L16">
      <style:paragraph-properties fo:text-align="justify" style:justify-single-word="false"/>
      <style:text-properties officeooo:paragraph-rsid="002e4e38"/>
    </style:style>
    <style:style style:name="P42" style:family="paragraph" style:parent-style-name="Preformatted_20_Text" style:list-style-name="L17">
      <style:paragraph-properties fo:text-align="justify" style:justify-single-word="false"/>
      <style:text-properties officeooo:paragraph-rsid="0030320c"/>
    </style:style>
    <style:style style:name="P43" style:family="paragraph" style:parent-style-name="Standard" style:list-style-name="L1">
      <style:text-properties officeooo:paragraph-rsid="000fe733"/>
    </style:style>
    <style:style style:name="P44" style:family="paragraph" style:parent-style-name="Standard" style:list-style-name="L2">
      <style:text-properties style:font-name="Ubuntu" fo:font-size="18pt" officeooo:rsid="000b4aee" officeooo:paragraph-rsid="000b4aee" style:font-size-asian="15.75pt" style:font-size-complex="18pt"/>
    </style:style>
    <style:style style:name="P45" style:family="paragraph" style:parent-style-name="Standard" style:list-style-name="L3">
      <style:paragraph-properties fo:text-align="justify" style:justify-single-word="false"/>
      <style:text-properties style:font-name="Ubuntu" fo:font-size="18pt" officeooo:rsid="000b4aee" officeooo:paragraph-rsid="000b4aee" style:font-size-asian="15.75pt" style:font-size-complex="18pt"/>
    </style:style>
    <style:style style:name="P46" style:family="paragraph" style:parent-style-name="Standard" style:list-style-name="L4">
      <style:paragraph-properties fo:text-align="justify" style:justify-single-word="false"/>
      <style:text-properties style:font-name="Ubuntu" fo:font-size="18pt" officeooo:rsid="000bda6e" officeooo:paragraph-rsid="000fe733" style:font-size-asian="15.75pt" style:font-size-complex="18pt"/>
    </style:style>
    <style:style style:name="P47" style:family="paragraph" style:parent-style-name="Standard" style:list-style-name="L5">
      <style:paragraph-properties fo:text-align="justify" style:justify-single-word="false"/>
      <style:text-properties style:font-name="Ubuntu" fo:font-size="18pt" officeooo:rsid="000bda6e" officeooo:paragraph-rsid="000bda6e" style:font-size-asian="15.75pt" style:font-size-complex="18pt"/>
    </style:style>
    <style:style style:name="P48" style:family="paragraph" style:parent-style-name="Standard" style:list-style-name="L5">
      <style:paragraph-properties fo:text-align="justify" style:justify-single-word="false"/>
      <style:text-properties fo:color="#00a933" style:font-name="Ubuntu" fo:font-size="18pt" officeooo:rsid="000bda6e" officeooo:paragraph-rsid="000bda6e" style:font-size-asian="15.75pt" style:font-size-complex="18pt"/>
    </style:style>
    <style:style style:name="P49" style:family="paragraph" style:parent-style-name="Standard" style:list-style-name="L5">
      <style:paragraph-properties fo:text-align="justify" style:justify-single-word="false"/>
      <style:text-properties fo:color="#111111" style:font-name="Ubuntu" fo:font-size="18pt" officeooo:rsid="000bda6e" officeooo:paragraph-rsid="000bda6e" style:font-size-asian="15.75pt" style:font-size-complex="18pt"/>
    </style:style>
    <style:style style:name="P50" style:family="paragraph" style:parent-style-name="Standard" style:list-style-name="L5">
      <style:paragraph-properties fo:text-align="justify" style:justify-single-word="false"/>
      <style:text-properties fo:color="#111111" style:font-name="Ubuntu" fo:font-size="18pt" officeooo:rsid="000da890" officeooo:paragraph-rsid="000da890" style:font-size-asian="15.75pt" style:font-size-complex="18pt"/>
    </style:style>
    <style:style style:name="P51" style:family="paragraph" style:parent-style-name="Standard" style:list-style-name="L6">
      <style:paragraph-properties fo:text-align="justify" style:justify-single-word="false"/>
      <style:text-properties fo:color="#111111" style:font-name="Ubuntu" fo:font-size="18pt" officeooo:rsid="000da890" officeooo:paragraph-rsid="000da890" style:font-size-asian="15.75pt" style:font-size-complex="18pt"/>
    </style:style>
    <style:style style:name="P52" style:family="paragraph" style:parent-style-name="Standard" style:list-style-name="L7">
      <style:paragraph-properties fo:text-align="justify" style:justify-single-word="false"/>
      <style:text-properties fo:color="#111111" style:font-name="Ubuntu" fo:font-size="18pt" officeooo:rsid="000da890" officeooo:paragraph-rsid="000da890" style:font-size-asian="15.75pt" style:font-size-complex="18pt"/>
    </style:style>
    <style:style style:name="P53" style:family="paragraph" style:parent-style-name="Standard" style:list-style-name="L8">
      <style:paragraph-properties fo:text-align="justify" style:justify-single-word="false"/>
      <style:text-properties fo:color="#111111" style:font-name="Ubuntu" fo:font-size="18pt" officeooo:rsid="000da890" officeooo:paragraph-rsid="000da890" style:font-size-asian="15.75pt" style:font-size-complex="18pt"/>
    </style:style>
    <style:style style:name="P54" style:family="paragraph" style:parent-style-name="Standard" style:list-style-name="L8">
      <style:paragraph-properties fo:text-align="justify" style:justify-single-word="false"/>
      <style:text-properties fo:color="#111111" style:font-name="Ubuntu" fo:font-size="18pt" officeooo:rsid="000e19a2" officeooo:paragraph-rsid="000e19a2" style:font-size-asian="15.75pt" style:font-size-complex="18pt"/>
    </style:style>
    <style:style style:name="P55" style:family="paragraph" style:parent-style-name="Standard" style:list-style-name="L9">
      <style:paragraph-properties fo:text-align="justify" style:justify-single-word="false"/>
      <style:text-properties fo:color="#111111" style:font-name="Ubuntu" fo:font-size="18pt" officeooo:rsid="000e19a2" officeooo:paragraph-rsid="000e19a2" style:font-size-asian="15.75pt" style:font-size-complex="18pt"/>
    </style:style>
    <style:style style:name="P56" style:family="paragraph" style:parent-style-name="Standard" style:list-style-name="L10">
      <style:paragraph-properties fo:text-align="justify" style:justify-single-word="false"/>
      <style:text-properties fo:color="#111111" style:font-name="Ubuntu" fo:font-size="18pt" officeooo:rsid="000e19a2" officeooo:paragraph-rsid="000e19a2" style:font-size-asian="15.75pt" style:font-size-complex="18pt"/>
    </style:style>
    <style:style style:name="P57" style:family="paragraph" style:parent-style-name="Standard" style:list-style-name="L11">
      <style:paragraph-properties fo:text-align="justify" style:justify-single-word="false"/>
      <style:text-properties fo:color="#111111" style:font-name="Ubuntu" fo:font-size="18pt" officeooo:rsid="000e19a2" officeooo:paragraph-rsid="000e19a2" style:font-size-asian="15.75pt" style:font-size-complex="18pt"/>
    </style:style>
    <style:style style:name="P58" style:family="paragraph" style:parent-style-name="Standard" style:list-style-name="L10">
      <style:paragraph-properties fo:text-align="justify" style:justify-single-word="false"/>
      <style:text-properties fo:color="#111111" style:font-name="Ubuntu" fo:font-size="18pt" officeooo:rsid="000fe733" officeooo:paragraph-rsid="000fe733" style:font-size-asian="15.75pt" style:font-size-complex="18pt"/>
    </style:style>
    <style:style style:name="P59" style:family="paragraph" style:parent-style-name="Standard" style:list-style-name="L12">
      <style:paragraph-properties fo:text-align="justify" style:justify-single-word="false"/>
      <style:text-properties fo:color="#111111" style:font-name="Ubuntu" fo:font-size="18pt" officeooo:rsid="000fe733" officeooo:paragraph-rsid="000fe733" style:font-size-asian="15.75pt" style:font-size-complex="18pt"/>
    </style:style>
    <style:style style:name="P60" style:family="paragraph" style:parent-style-name="Standard" style:list-style-name="L13">
      <style:paragraph-properties fo:text-align="justify" style:justify-single-word="false"/>
      <style:text-properties fo:color="#111111" style:font-name="Ubuntu" fo:font-size="18pt" officeooo:rsid="000fe733" officeooo:paragraph-rsid="000fe733" style:font-size-asian="15.75pt" style:font-size-complex="18pt"/>
    </style:style>
    <style:style style:name="P61" style:family="paragraph" style:parent-style-name="Standard" style:list-style-name="L14">
      <style:paragraph-properties fo:text-align="justify" style:justify-single-word="false"/>
      <style:text-properties fo:color="#111111" style:font-name="Ubuntu" fo:font-size="18pt" fo:font-weight="normal" officeooo:rsid="001119f0" officeooo:paragraph-rsid="001119f0" style:font-size-asian="15.75pt" style:font-weight-asian="normal" style:font-size-complex="18pt" style:font-weight-complex="normal"/>
    </style:style>
    <style:style style:name="P62" style:family="paragraph" style:parent-style-name="Standard" style:list-style-name="L14">
      <style:paragraph-properties fo:text-align="justify" style:justify-single-word="false"/>
      <style:text-properties fo:color="#111111" style:font-name="Ubuntu" fo:font-size="18pt" fo:font-weight="normal" officeooo:rsid="001119f0" officeooo:paragraph-rsid="0011b405" style:font-size-asian="15.75pt" style:font-weight-asian="normal" style:font-size-complex="18pt" style:font-weight-complex="normal"/>
    </style:style>
    <style:style style:name="P63" style:family="paragraph" style:parent-style-name="Standard" style:list-style-name="L14">
      <style:paragraph-properties fo:text-align="justify" style:justify-single-word="false"/>
      <style:text-properties fo:color="#111111" style:font-name="Ubuntu" fo:font-size="18pt" fo:font-weight="normal" officeooo:rsid="0011b405" officeooo:paragraph-rsid="0011b405" style:font-size-asian="15.75pt" style:font-weight-asian="normal" style:font-size-complex="18pt" style:font-weight-complex="normal"/>
    </style:style>
    <style:style style:name="P64" style:family="paragraph" style:parent-style-name="Standard" style:list-style-name="L14">
      <style:paragraph-properties fo:text-align="justify" style:justify-single-word="false"/>
      <style:text-properties fo:color="#111111" style:font-name="Ubuntu" fo:font-size="18pt" fo:font-weight="normal" officeooo:rsid="0013115e" officeooo:paragraph-rsid="0013115e" style:font-size-asian="15.75pt" style:font-weight-asian="normal" style:font-size-complex="18pt" style:font-weight-complex="normal"/>
    </style:style>
    <style:style style:name="P65" style:family="paragraph" style:parent-style-name="Standard" style:list-style-name="L14">
      <style:paragraph-properties fo:text-align="justify" style:justify-single-word="false"/>
      <style:text-properties fo:color="#111111" style:font-name="Ubuntu" fo:font-size="18pt" fo:font-weight="normal" officeooo:rsid="001366cb" officeooo:paragraph-rsid="001366cb" style:font-size-asian="15.75pt" style:font-weight-asian="normal" style:font-size-complex="18pt" style:font-weight-complex="normal"/>
    </style:style>
    <style:style style:name="P66" style:family="paragraph" style:parent-style-name="Standard" style:list-style-name="L14">
      <style:paragraph-properties fo:text-align="justify" style:justify-single-word="false"/>
      <style:text-properties fo:color="#111111" style:font-name="Ubuntu" fo:font-size="18pt" fo:font-weight="normal" officeooo:rsid="001366cb" officeooo:paragraph-rsid="0013d900" style:font-size-asian="15.75pt" style:font-weight-asian="normal" style:font-size-complex="18pt" style:font-weight-complex="normal"/>
    </style:style>
    <style:style style:name="P67" style:family="paragraph" style:parent-style-name="Standard" style:list-style-name="L14">
      <style:paragraph-properties fo:text-align="justify" style:justify-single-word="false"/>
      <style:text-properties fo:color="#111111" style:font-name="Ubuntu" fo:font-size="18pt" fo:font-weight="bold" officeooo:rsid="001366cb" officeooo:paragraph-rsid="001366cb" style:font-size-asian="15.75pt" style:font-weight-asian="bold" style:font-size-complex="18pt" style:font-weight-complex="bold"/>
    </style:style>
    <style:style style:name="P68" style:family="paragraph" style:parent-style-name="Standard" style:list-style-name="L14">
      <style:paragraph-properties fo:text-align="justify" style:justify-single-word="false"/>
      <style:text-properties officeooo:rsid="0011b405" officeooo:paragraph-rsid="0011b405"/>
    </style:style>
    <style:style style:name="P69" style:family="paragraph" style:parent-style-name="Standard" style:list-style-name="L15">
      <style:paragraph-properties fo:text-align="justify" style:justify-single-word="false"/>
      <style:text-properties officeooo:paragraph-rsid="0013d900"/>
    </style:style>
    <style:style style:name="P70" style:family="paragraph" style:parent-style-name="Standard" style:list-style-name="L29">
      <style:paragraph-properties fo:text-align="justify" style:justify-single-word="false"/>
      <style:text-properties officeooo:paragraph-rsid="006d9d18"/>
    </style:style>
    <style:style style:name="P71" style:family="paragraph" style:parent-style-name="Standard" style:list-style-name="L16"/>
    <style:style style:name="P72" style:family="paragraph" style:parent-style-name="Standard" style:list-style-name="L16">
      <style:text-properties officeooo:paragraph-rsid="00277aad"/>
    </style:style>
    <style:style style:name="P73" style:family="paragraph" style:parent-style-name="Standard" style:list-style-name="L16">
      <style:text-properties officeooo:paragraph-rsid="0028f498"/>
    </style:style>
    <style:style style:name="P74" style:family="paragraph" style:parent-style-name="Standard" style:list-style-name="L16">
      <style:text-properties officeooo:paragraph-rsid="002d9406"/>
    </style:style>
    <style:style style:name="P75" style:family="paragraph" style:parent-style-name="Standard" style:list-style-name="L18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1d468" officeooo:paragraph-rsid="0041d468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76" style:family="paragraph" style:parent-style-name="Standard" style:list-style-name="L19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1d468" officeooo:paragraph-rsid="0041d468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77" style:family="paragraph" style:parent-style-name="Standard" style:list-style-name="L19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1d468" officeooo:paragraph-rsid="004be26b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78" style:family="paragraph" style:parent-style-name="Standard" style:list-style-name="L20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ca98a" officeooo:paragraph-rsid="004ca98a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79" style:family="paragraph" style:parent-style-name="Standard" style:list-style-name="L20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e372d" officeooo:paragraph-rsid="004e372d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80" style:family="paragraph" style:parent-style-name="Standard" style:list-style-name="L20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e372d" officeooo:paragraph-rsid="004ecb3b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81" style:family="paragraph" style:parent-style-name="Standard" style:list-style-name="L20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ecb3b" officeooo:paragraph-rsid="004ecb3b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82" style:family="paragraph" style:parent-style-name="Standard" style:list-style-name="L21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5762e5" officeooo:paragraph-rsid="005762e5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83" style:family="paragraph" style:parent-style-name="Standard" style:list-style-name="L22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5852a8" officeooo:paragraph-rsid="005852a8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84" style:family="paragraph" style:parent-style-name="Standard" style:list-style-name="L23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5852a8" officeooo:paragraph-rsid="005852a8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85" style:family="paragraph" style:parent-style-name="Standard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5852a8" officeooo:paragraph-rsid="005852a8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86" style:family="paragraph" style:parent-style-name="Standard" style:list-style-name="L24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503d93" officeooo:paragraph-rsid="00503d93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87" style:family="paragraph" style:parent-style-name="Standard" style:list-style-name="L24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503d93" officeooo:paragraph-rsid="005a583d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88" style:family="paragraph" style:parent-style-name="Standard" style:list-style-name="L25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5b1fb5" officeooo:paragraph-rsid="005b1fb5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89" style:family="paragraph" style:parent-style-name="Standard" style:list-style-name="L26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5b6663" officeooo:paragraph-rsid="005b6663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90" style:family="paragraph" style:parent-style-name="Standard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60204e" officeooo:paragraph-rsid="0060204e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91" style:family="paragraph" style:parent-style-name="Standard" style:list-style-name="L27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60204e" officeooo:paragraph-rsid="0060204e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92" style:family="paragraph" style:parent-style-name="Standard" style:list-style-name="L27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6020a1" officeooo:paragraph-rsid="006020a1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93" style:family="paragraph" style:parent-style-name="Standard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609ec1" officeooo:paragraph-rsid="00609ec1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94" style:family="paragraph" style:parent-style-name="Standard" style:list-style-name="L29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609ec1" officeooo:paragraph-rsid="00609ec1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95" style:family="paragraph" style:parent-style-name="Standard" style:list-style-name="L29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6d9d18" officeooo:paragraph-rsid="006d9d18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96" style:family="paragraph" style:parent-style-name="Standard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bold" officeooo:rsid="0060204e" officeooo:paragraph-rsid="0060204e" style:font-name-asian="Noto Sans Mono CJK SC" style:font-size-asian="15.75pt" style:font-weight-asian="bold" style:font-name-complex="Liberation Mono" style:font-size-complex="18pt" style:font-weight-complex="bold" loext:padding="0cm" loext:border="none"/>
    </style:style>
    <style:style style:name="P97" style:family="paragraph" style:parent-style-name="Standard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bold" officeooo:rsid="004be26b" officeooo:paragraph-rsid="004be26b" style:font-name-asian="Noto Sans Mono CJK SC" style:font-size-asian="15.75pt" style:font-weight-asian="bold" style:font-name-complex="Liberation Mono" style:font-size-complex="18pt" style:font-weight-complex="bold" loext:padding="0cm" loext:border="none"/>
    </style:style>
    <style:style style:name="P98" style:family="paragraph" style:parent-style-name="Standard" style:list-style-name="L20">
      <style:paragraph-properties fo:text-align="justify" style:justify-single-word="false"/>
      <style:text-properties officeooo:rsid="004ca98a" officeooo:paragraph-rsid="004ca98a"/>
    </style:style>
    <style:style style:name="P99" style:family="paragraph" style:parent-style-name="Standard" style:list-style-name="L20">
      <style:paragraph-properties fo:text-align="justify" style:justify-single-word="false"/>
      <style:text-properties officeooo:rsid="004e372d" officeooo:paragraph-rsid="004e372d"/>
    </style:style>
    <style:style style:name="P100" style:family="paragraph" style:parent-style-name="Standard" style:list-style-name="L29">
      <style:paragraph-properties fo:text-align="justify" style:justify-single-word="false"/>
      <style:text-properties officeooo:rsid="006d9d18" officeooo:paragraph-rsid="006d9d18"/>
    </style:style>
    <style:style style:name="T1" style:family="text">
      <style:text-properties officeooo:rsid="000b4aee"/>
    </style:style>
    <style:style style:name="T2" style:family="text">
      <style:text-properties officeooo:rsid="000fe733"/>
    </style:style>
    <style:style style:name="T3" style:family="text">
      <style:text-properties style:font-name="Ubuntu" fo:font-size="18pt" officeooo:rsid="0009f7ed" style:font-size-asian="15.75pt" style:font-size-complex="18pt"/>
    </style:style>
    <style:style style:name="T4" style:family="text">
      <style:text-properties style:font-name="Ubuntu" fo:font-size="18pt" officeooo:rsid="000b4aee" style:font-size-asian="15.75pt" style:font-size-complex="18pt"/>
    </style:style>
    <style:style style:name="T5" style:family="text">
      <style:text-properties style:font-name="Ubuntu" fo:font-size="18pt" officeooo:rsid="000bda6e" style:font-size-asian="15.75pt" style:font-size-complex="18pt"/>
    </style:style>
    <style:style style:name="T6" style:family="text">
      <style:text-properties style:font-name="Ubuntu" fo:font-size="18pt" style:font-size-asian="18pt" style:font-size-complex="18pt"/>
    </style:style>
    <style:style style:name="T7" style:family="text">
      <style:text-properties style:font-name="Ubuntu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Ubuntu" fo:font-size="18pt" fo:font-weight="bold" officeooo:rsid="00277aad" style:font-size-asian="18pt" style:font-weight-asian="bold" style:font-size-complex="18pt" style:font-weight-complex="bold"/>
    </style:style>
    <style:style style:name="T9" style:family="text">
      <style:text-properties style:font-name="Ubuntu" fo:font-size="18pt" fo:font-weight="normal" officeooo:rsid="00277aad" style:font-size-asian="18pt" style:font-weight-asian="normal" style:font-size-complex="18pt" style:font-weight-complex="normal"/>
    </style:style>
    <style:style style:name="T10" style:family="text">
      <style:text-properties style:font-name="Ubuntu" fo:font-size="18pt" fo:font-weight="normal" officeooo:rsid="0028f498" style:font-size-asian="18pt" style:font-weight-asian="normal" style:font-size-complex="18pt" style:font-weight-complex="normal"/>
    </style:style>
    <style:style style:name="T11" style:family="text">
      <style:text-properties style:font-name="Ubuntu" fo:font-size="18pt" fo:font-weight="normal" officeooo:rsid="002d9406" style:font-size-asian="18pt" style:font-weight-asian="normal" style:font-size-complex="18pt" style:font-weight-complex="normal"/>
    </style:style>
    <style:style style:name="T12" style:family="text">
      <style:text-properties officeooo:rsid="001119f0"/>
    </style:style>
    <style:style style:name="T13" style:family="text">
      <style:text-properties fo:color="#111111" style:font-name="Ubuntu" fo:font-size="18pt" fo:font-weight="normal" style:font-size-asian="15.75pt" style:font-weight-asian="normal" style:font-size-complex="18pt" style:font-weight-complex="normal"/>
    </style:style>
    <style:style style:name="T14" style:family="text">
      <style:text-properties fo:color="#111111" style:font-name="Ubuntu" fo:font-size="18pt" fo:font-weight="normal" officeooo:rsid="001119f0" style:font-size-asian="15.75pt" style:font-weight-asian="normal" style:font-size-complex="18pt" style:font-weight-complex="normal"/>
    </style:style>
    <style:style style:name="T15" style:family="text">
      <style:text-properties officeooo:rsid="0013d900"/>
    </style:style>
    <style:style style:name="T16" style:family="text">
      <style:text-properties fo:font-variant="normal" fo:text-transform="none" style:font-name="Consolas" fo:font-size="11pt" fo:letter-spacing="normal" fo:font-style="normal" fo:font-weight="normal" officeooo:rsid="0013d900" loext:padding="0cm" loext:border="none"/>
    </style:style>
    <style:style style:name="T17" style:family="text">
      <style:text-properties fo:font-variant="normal" fo:text-transform="none" style:font-name="Ubuntu" fo:font-size="14pt" fo:letter-spacing="normal" fo:font-style="normal" fo:font-weight="normal" style:font-size-asian="14pt" style:font-size-complex="14pt" loext:padding="0cm" loext:border="none"/>
    </style:style>
    <style:style style:name="T18" style:family="text">
      <style:text-properties fo:font-variant="normal" fo:text-transform="none" style:font-name="Ubuntu" fo:font-size="14pt" fo:letter-spacing="normal" fo:font-style="normal" fo:font-weight="normal" officeooo:rsid="0013d900" style:font-size-asian="14pt" style:font-size-complex="14pt" loext:padding="0cm" loext:border="none"/>
    </style:style>
    <style:style style:name="T19" style:family="text">
      <style:text-properties fo:font-variant="normal" fo:text-transform="none" style:font-name="Ubuntu" fo:font-size="32pt" fo:letter-spacing="normal" fo:font-style="normal" fo:font-weight="bold" officeooo:rsid="0013d900" style:font-size-asian="32pt" style:font-weight-asian="bold" style:font-size-complex="32pt" style:font-weight-complex="bold" loext:padding="0cm" loext:border="none"/>
    </style:style>
    <style:style style:name="T20" style:family="text">
      <style:text-properties fo:font-variant="normal" fo:text-transform="none" style:font-name="Ubuntu" fo:font-size="18pt" fo:letter-spacing="normal" fo:font-style="normal" fo:font-weight="normal" officeooo:rsid="001ae10c" style:font-size-asian="15.75pt" style:font-weight-asian="normal" style:font-size-complex="18pt" style:font-weight-complex="normal" loext:padding="0cm" loext:border="none"/>
    </style:style>
    <style:style style:name="T21" style:family="text">
      <style:text-properties fo:font-variant="normal" fo:text-transform="none" style:font-name="Ubuntu" fo:font-size="18pt" fo:letter-spacing="normal" fo:font-style="normal" fo:font-weight="normal" officeooo:rsid="0025cba6" style:font-size-asian="15.75pt" style:font-weight-asian="normal" style:font-size-complex="18pt" style:font-weight-complex="normal" loext:padding="0cm" loext:border="none"/>
    </style:style>
    <style:style style:name="T22" style:family="text">
      <style:text-properties fo:font-variant="normal" fo:text-transform="none" style:font-name="Ubuntu" fo:font-size="18pt" fo:letter-spacing="normal" fo:font-style="normal" fo:font-weight="normal" officeooo:rsid="0027562e" style:font-size-asian="15.75pt" style:font-weight-asian="normal" style:font-size-complex="18pt" style:font-weight-complex="normal" loext:padding="0cm" loext:border="none"/>
    </style:style>
    <style:style style:name="T23" style:family="text">
      <style:text-properties fo:font-variant="normal" fo:text-transform="none" style:font-name="Ubuntu" fo:font-size="18pt" fo:letter-spacing="normal" fo:font-style="normal" fo:font-weight="normal" officeooo:rsid="002e4e38" style:font-size-asian="15.75pt" style:font-weight-asian="normal" style:font-size-complex="18pt" style:font-weight-complex="normal" loext:padding="0cm" loext:border="none"/>
    </style:style>
    <style:style style:name="T24" style:family="text">
      <style:text-properties fo:font-variant="normal" fo:text-transform="none" style:font-name="Ubuntu" fo:font-size="18pt" fo:letter-spacing="normal" fo:font-style="normal" fo:font-weight="normal" officeooo:rsid="0030320c" style:font-size-asian="15.75pt" style:font-weight-asian="normal" style:font-size-complex="18pt" style:font-weight-complex="normal" loext:padding="0cm" loext:border="none"/>
    </style:style>
    <style:style style:name="T25" style:family="text">
      <style:text-properties fo:font-variant="normal" fo:text-transform="none" style:font-name="Ubuntu" fo:font-size="18pt" fo:letter-spacing="normal" fo:font-style="normal" fo:font-weight="bold" officeooo:rsid="001ae10c" style:font-size-asian="15.75pt" style:font-weight-asian="bold" style:font-size-complex="18pt" style:font-weight-complex="bold" loext:padding="0cm" loext:border="none"/>
    </style:style>
    <style:style style:name="T26" style:family="text">
      <style:text-properties fo:font-variant="normal" fo:text-transform="none" fo:color="#111111" style:font-name="Ubuntu" fo:font-size="18pt" fo:letter-spacing="normal" fo:font-style="normal" fo:font-weight="normal" officeooo:rsid="004be26b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T27" style:family="text">
      <style:text-properties fo:font-variant="normal" fo:text-transform="none" fo:color="#111111" style:font-name="Ubuntu" fo:font-size="18pt" fo:letter-spacing="normal" fo:font-style="normal" fo:font-weight="normal" officeooo:rsid="004ca98a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T28" style:family="text">
      <style:text-properties fo:font-variant="normal" fo:text-transform="none" fo:color="#111111" style:font-name="Ubuntu" fo:font-size="18pt" fo:letter-spacing="normal" fo:font-style="normal" fo:font-weight="normal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T29" style:family="text">
      <style:text-properties fo:font-variant="normal" fo:text-transform="none" fo:color="#111111" style:font-name="Ubuntu" fo:font-size="18pt" fo:letter-spacing="normal" fo:font-style="normal" fo:font-weight="normal" officeooo:rsid="004e372d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T30" style:family="text">
      <style:text-properties fo:font-variant="normal" fo:text-transform="none" fo:color="#111111" style:font-name="Ubuntu" fo:font-size="18pt" fo:letter-spacing="normal" fo:font-style="normal" fo:font-weight="normal" officeooo:rsid="004ecb3b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T31" style:family="text">
      <style:text-properties fo:font-variant="normal" fo:text-transform="none" fo:color="#111111" style:font-name="Ubuntu" fo:font-size="18pt" fo:letter-spacing="normal" fo:font-style="normal" fo:font-weight="normal" officeooo:rsid="006d9d18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T32" style:family="text">
      <style:text-properties fo:font-variant="normal" fo:text-transform="none" fo:color="#111111" style:font-name="Ubuntu" fo:font-size="18pt" fo:letter-spacing="normal" fo:font-style="normal" fo:font-weight="bold" style:font-name-asian="Noto Sans Mono CJK SC" style:font-size-asian="15.75pt" style:font-weight-asian="bold" style:font-name-complex="Liberation Mono" style:font-size-complex="18pt" style:font-weight-complex="bold" loext:padding="0cm" loext:border="none"/>
    </style:style>
    <style:style style:name="T33" style:family="text">
      <style:text-properties fo:font-variant="normal" fo:text-transform="none" fo:color="#111111" style:font-name="Ubuntu" fo:font-size="18pt" fo:letter-spacing="normal" fo:font-style="normal" fo:font-weight="bold" officeooo:rsid="004e372d" style:font-name-asian="Noto Sans Mono CJK SC" style:font-size-asian="15.75pt" style:font-weight-asian="bold" style:font-name-complex="Liberation Mono" style:font-size-complex="18pt" style:font-weight-complex="bold" loext:padding="0cm" loext:border="none"/>
    </style:style>
    <style:style style:name="T34" style:family="text">
      <style:text-properties officeooo:rsid="00390bbc"/>
    </style:style>
    <style:style style:name="T3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5">Basics of Python Programming:</text:p>
      <text:list xml:id="list3695918248" text:style-name="L1">
        <text:list-item>
          <text:p text:style-name="P43"><text:span text:style-name="T3">format(</text:span><text:span text:style-name="T4">v</text:span><text:span text:style-name="T3">alue,format_specifier)</text:span></text:p>
        </text:list-item>
      </text:list>
      <text:p text:style-name="P3"><text:tab/> <text:s/><text:span text:style-name="T1">format_specifier:</text:span></text:p>
      <text:list xml:id="list3106753132" text:style-name="L2">
        <text:list-item>
          <text:p text:style-name="P44">‘&lt;’ :Left Justify</text:p>
        </text:list-item>
        <text:list-item>
          <text:p text:style-name="P44">‘&gt;’ :Right Justify.</text:p>
        </text:list-item>
        <text:list-item>
          <text:p text:style-name="P44">‘^’ :central align.</text:p>
        </text:list-item>
      </text:list>
      <text:list xml:id="list3586933965" text:style-name="L3">
        <text:list-item>
          <text:p text:style-name="P45">Reserved words:</text:p>
        </text:list-item>
      </text:list>
      <text:p text:style-name="P6"><text:span text:style-name="T4"><text:tab/><text:tab/>In any programming language there will certain <text:tab/><text:tab/><text:tab/>words with predefined meaning those words are <text:tab/><text:tab/>called as Reserved words or key words.</text:span><text:span text:style-name="T5">All python <text:tab/><text:tab/>contains lower keywords.</text:span></text:p>
      <text:list xml:id="list1676293320" text:style-name="L4">
        <text:list-item>
          <text:p text:style-name="P46">List of keywords</text:p>
        </text:list-item>
      </text:list>
      <text:p text:style-name="P4"><text:tab/>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4">and</text:p>
          </table:table-cell>
          <table:table-cell table:style-name="Table1.A1" office:value-type="string">
            <text:p text:style-name="P24">assert</text:p>
          </table:table-cell>
          <table:table-cell table:style-name="Table1.A1" office:value-type="string">
            <text:p text:style-name="P24">break</text:p>
          </table:table-cell>
          <table:table-cell table:style-name="Table1.A1" office:value-type="string">
            <text:p text:style-name="P24">class</text:p>
          </table:table-cell>
          <table:table-cell table:style-name="Table1.A1" office:value-type="string">
            <text:p text:style-name="P24">continue </text:p>
          </table:table-cell>
          <table:table-cell table:style-name="Table1.F1" office:value-type="string">
            <text:p text:style-name="P24">def</text:p>
          </table:table-cell>
        </table:table-row>
        <table:table-row>
          <table:table-cell table:style-name="Table1.A2" office:value-type="string">
            <text:p text:style-name="P24">else</text:p>
          </table:table-cell>
          <table:table-cell table:style-name="Table1.A2" office:value-type="string">
            <text:p text:style-name="P24">elif</text:p>
          </table:table-cell>
          <table:table-cell table:style-name="Table1.A2" office:value-type="string">
            <text:p text:style-name="P24">del</text:p>
          </table:table-cell>
          <table:table-cell table:style-name="Table1.A2" office:value-type="string">
            <text:p text:style-name="P24">except</text:p>
          </table:table-cell>
          <table:table-cell table:style-name="Table1.A2" office:value-type="string">
            <text:p text:style-name="P24">exce</text:p>
          </table:table-cell>
          <table:table-cell table:style-name="Table1.F2" office:value-type="string">
            <text:p text:style-name="P24">finally</text:p>
          </table:table-cell>
        </table:table-row>
        <table:table-row>
          <table:table-cell table:style-name="Table1.A2" office:value-type="string">
            <text:p text:style-name="P24">for </text:p>
          </table:table-cell>
          <table:table-cell table:style-name="Table1.A2" office:value-type="string">
            <text:p text:style-name="P24">from</text:p>
          </table:table-cell>
          <table:table-cell table:style-name="Table1.A2" office:value-type="string">
            <text:p text:style-name="P24">global</text:p>
          </table:table-cell>
          <table:table-cell table:style-name="Table1.A2" office:value-type="string">
            <text:p text:style-name="P24">if</text:p>
          </table:table-cell>
          <table:table-cell table:style-name="Table1.A2" office:value-type="string">
            <text:p text:style-name="P24">import</text:p>
          </table:table-cell>
          <table:table-cell table:style-name="Table1.F2" office:value-type="string">
            <text:p text:style-name="P24">in </text:p>
          </table:table-cell>
        </table:table-row>
        <table:table-row>
          <table:table-cell table:style-name="Table1.A2" office:value-type="string">
            <text:p text:style-name="P24">is</text:p>
          </table:table-cell>
          <table:table-cell table:style-name="Table1.A2" office:value-type="string">
            <text:p text:style-name="P24">lambda</text:p>
          </table:table-cell>
          <table:table-cell table:style-name="Table1.A2" office:value-type="string">
            <text:p text:style-name="P24">not</text:p>
          </table:table-cell>
          <table:table-cell table:style-name="Table1.A2" office:value-type="string">
            <text:p text:style-name="P24">or</text:p>
          </table:table-cell>
          <table:table-cell table:style-name="Table1.A2" office:value-type="string">
            <text:p text:style-name="P24">pass </text:p>
          </table:table-cell>
          <table:table-cell table:style-name="Table1.F2" office:value-type="string">
            <text:p text:style-name="P24">print</text:p>
          </table:table-cell>
        </table:table-row>
        <table:table-row>
          <table:table-cell table:style-name="Table1.A2" office:value-type="string">
            <text:p text:style-name="P24">raise</text:p>
          </table:table-cell>
          <table:table-cell table:style-name="Table1.A2" office:value-type="string">
            <text:p text:style-name="P24">return </text:p>
          </table:table-cell>
          <table:table-cell table:style-name="Table1.A2" office:value-type="string">
            <text:p text:style-name="P24">try</text:p>
          </table:table-cell>
          <table:table-cell table:style-name="Table1.A2" office:value-type="string">
            <text:p text:style-name="P24">while</text:p>
          </table:table-cell>
          <table:table-cell table:style-name="Table1.A2" office:value-type="string">
            <text:p text:style-name="P24">with</text:p>
          </table:table-cell>
          <table:table-cell table:style-name="Table1.F2" office:value-type="string">
            <text:p text:style-name="P24">yield</text:p>
          </table:table-cell>
        </table:table-row>
      </table:table>
      <text:p text:style-name="P4"/>
      <text:list xml:id="list1729498357" text:style-name="L5">
        <text:list-item>
          <text:p text:style-name="P47">All the statments inside block should be at same indentation level</text:p>
        </text:list-item>
        <text:list-item>
          <text:p text:style-name="P47">Operators and Expression:</text:p>
          <text:list>
            <text:list-item>
              <text:p text:style-name="P47">Arithmetic Oprators</text:p>
            </text:list-item>
            <text:list-item>
              <text:p text:style-name="P47">Relational Operators</text:p>
            </text:list-item>
            <text:list-item>
              <text:p text:style-name="P47">Assignment Operators.</text:p>
            </text:list-item>
            <text:list-item>
              <text:p text:style-name="P47">Logical Operators.</text:p>
            </text:list-item>
            <text:list-item>
              <text:p text:style-name="P47">Unary Operators.</text:p>
            </text:list-item>
            <text:list-item>
              <text:p text:style-name="P47">Bitwise Operators.</text:p>
            </text:list-item>
            <text:list-item>
              <text:p text:style-name="P48">Membership Operators.</text:p>
            </text:list-item>
            <text:list-item>
              <text:p text:style-name="P48"><text:soft-page-break/>Identity Operators.</text:p>
            </text:list-item>
          </text:list>
        </text:list-item>
        <text:list-item>
          <text:p text:style-name="P49">Bitwise operator can not be applied to float and double variables.</text:p>
        </text:list-item>
        <text:list-item>
          <text:p text:style-name="P49">Membership Operator:</text:p>
          <text:list>
            <text:list-item>
              <text:p text:style-name="P49">in</text:p>
            </text:list-item>
            <text:list-item>
              <text:p text:style-name="P49">not in</text:p>
            </text:list-item>
          </text:list>
        </text:list-item>
        <text:list-item>
          <text:p text:style-name="P49">Identity operator:</text:p>
          <text:list>
            <text:list-item>
              <text:p text:style-name="P49">is</text:p>
            </text:list-item>
            <text:list-item>
              <text:p text:style-name="P49">is not</text:p>
            </text:list-item>
          </text:list>
        </text:list-item>
        <text:list-item>
          <text:p text:style-name="P50">Expression is legal combination of symbols(like variables,constants and operators) that represent a value</text:p>
        </text:list-item>
        <text:list-item>
          <text:p text:style-name="P50">Python support different type of expression</text:p>
          <text:list>
            <text:list-item>
              <text:p text:style-name="P50">Based on position of operator:</text:p>
            </text:list-item>
          </text:list>
        </text:list-item>
      </text:list>
      <text:list xml:id="list4037646692" text:style-name="L6">
        <text:list-item>
          <text:list>
            <text:list-item>
              <text:p text:style-name="P51">Infix Expression : </text:p>
              <text:list>
                <text:list-header>
                  <text:p text:style-name="P51">operator placed in between operands</text:p>
                </text:list-header>
              </text:list>
            </text:list-item>
            <text:list-item>
              <text:p text:style-name="P51">Postfix Expression:</text:p>
              <text:list>
                <text:list-header>
                  <text:p text:style-name="P51">operator placed before operands</text:p>
                </text:list-header>
              </text:list>
            </text:list-item>
            <text:list-item>
              <text:p text:style-name="P51">Prefix Expression</text:p>
              <text:list>
                <text:list-header>
                  <text:p text:style-name="P51">operator placed after operand</text:p>
                </text:list-header>
              </text:list>
            </text:list-item>
          </text:list>
        </text:list-item>
      </text:list>
      <text:list xml:id="list110309348706493" text:continue-list="list1729498357" text:style-name="L5">
        <text:list-item>
          <text:list>
            <text:list-item>
              <text:p text:style-name="P50">Based on the data type of the result after evaluating the expression</text:p>
            </text:list-item>
          </text:list>
        </text:list-item>
      </text:list>
      <text:list xml:id="list2783812877" text:style-name="L7">
        <text:list-item>
          <text:list>
            <text:list-item>
              <text:p text:style-name="P52">Constant Expression</text:p>
            </text:list-item>
            <text:list-item>
              <text:p text:style-name="P52">FloatingPoint Expression</text:p>
            </text:list-item>
            <text:list-item>
              <text:p text:style-name="P52">Relational Expression</text:p>
            </text:list-item>
            <text:list-item>
              <text:p text:style-name="P52">Logical Expression</text:p>
            </text:list-item>
            <text:list-item>
              <text:p text:style-name="P52">Bitwise Expression</text:p>
            </text:list-item>
            <text:list-item>
              <text:p text:style-name="P52">Assignment Expression</text:p>
            </text:list-item>
          </text:list>
        </text:list-item>
      </text:list>
      <text:list xml:id="list59206339" text:style-name="L8">
        <text:list-item>
          <text:p text:style-name="P53">String Operations</text:p>
          <text:list>
            <text:list-item>
              <text:p text:style-name="P53">Concatenation</text:p>
            </text:list-item>
            <text:list-item>
              <text:p text:style-name="P53">Repetition</text:p>
              <text:list>
                <text:list-item>
                  <text:p text:style-name="P53"><text:soft-page-break/>Multiply a string with a number , the order of string and integer doesn’t matter ,but string usually comes first.</text:p>
                  <text:list>
                    <text:list-item>
                      <text:p text:style-name="P53">11 * format('Hello ','*^20').split('*'*15)</text:p>
                    </text:list-item>
                  </text:list>
                </text:list-item>
              </text:list>
            </text:list-item>
            <text:list-item>
              <text:p text:style-name="P54">Slicing</text:p>
              <text:list>
                <text:list-item>
                  <text:p text:style-name="P54">extract substring using slice operator [] or [:]</text:p>
                </text:list-item>
              </text:list>
            </text:list-item>
          </text:list>
        </text:list-item>
      </text:list>
      <text:p text:style-name="P9"/>
      <text:p text:style-name="P9"/>
      <text:list xml:id="list110309668218709" text:continue-numbering="true" text:style-name="L8">
        <text:list-item>
          <text:p text:style-name="P54">Other Data Types:</text:p>
          <text:list>
            <text:list-item>
              <text:p text:style-name="P54">List:</text:p>
            </text:list-item>
          </text:list>
        </text:list-item>
      </text:list>
      <text:list xml:id="list4186085187" text:style-name="L9">
        <text:list-item>
          <text:p text:style-name="P55">list is similar to an array where in array contains same data type values but in list can have values of different type</text:p>
        </text:list-item>
        <text:list-item>
          <text:p text:style-name="P55"><text:span text:style-name="T2">V</text:span>alues are separated by commas enclosed in <text:span text:style-name="T2">( </text:span>[ ] <text:span text:style-name="T2">)</text:span></text:p>
        </text:list-item>
      </text:list>
      <text:list xml:id="list110309508359244" text:continue-list="list110309668218709" text:style-name="L8">
        <text:list-item>
          <text:list>
            <text:list-item>
              <text:p text:style-name="P54">Dictonary:</text:p>
            </text:list-item>
          </text:list>
        </text:list-item>
      </text:list>
      <text:list xml:id="list3747836894" text:style-name="L10">
        <text:list-item>
          <text:list>
            <text:list-item>
              <text:p text:style-name="P56">k<text:span text:style-name="T2">e</text:span>y-value pairs.</text:p>
            </text:list-item>
            <text:list-item>
              <text:p text:style-name="P58">The key-value pair can be enclosed in ( { } )</text:p>
            </text:list-item>
          </text:list>
        </text:list-item>
      </text:list>
      <text:list xml:id="list110310073175140" text:continue-list="list110309508359244" text:style-name="L8">
        <text:list-item>
          <text:list>
            <text:list-item>
              <text:p text:style-name="P54">Tuple:</text:p>
            </text:list-item>
          </text:list>
        </text:list-item>
      </text:list>
      <text:list xml:id="list1609057202" text:style-name="L11">
        <text:list-item>
          <text:p text:style-name="P57">Tuple is read only data-type.</text:p>
        </text:list-item>
        <text:list-item>
          <text:p text:style-name="P57">values are separated by commas and enclosed with in paranthesis <text:span text:style-name="T2">( </text:span>( ) <text:span text:style-name="T2">).</text:span></text:p>
        </text:list-item>
      </text:list>
      <text:list xml:id="list3156739925" text:style-name="L12">
        <text:list-item>
          <text:p text:style-name="P59">Converting value from one type to another type.</text:p>
        </text:list-item>
        <text:list-item>
          <text:p text:style-name="P59">Type Casting:</text:p>
        </text:list-item>
      </text:list>
      <text:p text:style-name="P10"><text:tab/><text:tab/>Explicit conversion from one type to another.</text:p>
      <text:list xml:id="list97007265" text:style-name="L13">
        <text:list-item>
          <text:p text:style-name="P60">Type Coe<text:span text:style-name="T12">r</text:span>cion:</text:p>
          <text:list>
            <text:list-item>
              <text:list>
                <text:list-header>
                  <text:p text:style-name="P60">Implicit converion from one type to another.</text:p>
                </text:list-header>
              </text:list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2"><text:soft-page-break/>Decision Control Statments:</text:p>
      <text:list xml:id="list4115608134" text:style-name="L14">
        <text:list-item>
          <text:p text:style-name="P61">The three fundamental methods of control flow in any programming language are</text:p>
          <text:list>
            <text:list-item>
              <text:p text:style-name="P61">Sequential</text:p>
            </text:list-item>
            <text:list-item>
              <text:p text:style-name="P61">Selection</text:p>
            </text:list-item>
            <text:list-item>
              <text:p text:style-name="P61">Iterative</text:p>
            </text:list-item>
          </text:list>
        </text:list-item>
        <text:list-item>
          <text:p text:style-name="P61">Selection/Conditional Branching Statments:</text:p>
          <text:list>
            <text:list-item>
              <text:p text:style-name="P61">if statment</text:p>
            </text:list-item>
            <text:list-item>
              <text:p text:style-name="P61">if-else statment</text:p>
            </text:list-item>
            <text:list-item>
              <text:p text:style-name="P61">Nested if statment</text:p>
            </text:list-item>
            <text:list-item>
              <text:p text:style-name="P62">if – elif – else statment</text:p>
            </text:list-item>
          </text:list>
        </text:list-item>
        <text:list-item>
          <text:p text:style-name="P68"><text:span text:style-name="T14">I</text:span><text:span text:style-name="T13">terative / Basic Looping Statments:</text:span></text:p>
          <text:list>
            <text:list-item>
              <text:p text:style-name="P63">while loop</text:p>
            </text:list-item>
            <text:list-item>
              <text:p text:style-name="P63">for loop</text:p>
            </text:list-item>
          </text:list>
        </text:list-item>
        <text:list-item>
          <text:p text:style-name="P63">loops can be of different types</text:p>
          <text:list>
            <text:list-item>
              <text:p text:style-name="P63">entry-controlled(pre-test)</text:p>
            </text:list-item>
            <text:list-item>
              <text:p text:style-name="P63">exit-controlled(post-test)</text:p>
            </text:list-item>
            <text:list-item>
              <text:p text:style-name="P63">counter-controlled:</text:p>
              <text:list>
                <text:list-header>
                  <text:p text:style-name="P64">Number of times the loop has to be executed is known in advance</text:p>
                </text:list-header>
              </text:list>
            </text:list-item>
            <text:list-item>
              <text:p text:style-name="P63">condition-controlled(sentinel-controlled)</text:p>
              <text:list>
                <text:list-header>
                  <text:p text:style-name="P64">Number of times the loop has to be executed is not know in advance</text:p>
                </text:list-header>
              </text:list>
            </text:list-item>
          </text:list>
        </text:list-item>
        <text:list-item>
          <text:p text:style-name="P67">break</text:p>
          <text:list>
            <text:list-item>
              <text:p text:style-name="P65">The break statment is used to terminate the execution of the nearest enclosing loop which it appears.</text:p>
            </text:list-item>
            <text:list-item>
              <text:p text:style-name="P65">Using break or continue out side loop causes an error.</text:p>
            </text:list-item>
          </text:list>
        </text:list-item>
        <text:list-item>
          <text:p text:style-name="P67">continue</text:p>
          <text:list>
            <text:list-item>
              <text:p text:style-name="P65"><text:soft-page-break/>The continue statment stops the current iteration and continue with next one.</text:p>
            </text:list-item>
          </text:list>
        </text:list-item>
      </text:list>
      <text:p text:style-name="P11"/>
      <text:p text:style-name="P11"/>
      <text:list xml:id="list110309895181834" text:continue-numbering="true" text:style-name="L14">
        <text:list-item>
          <text:p text:style-name="P67">pass</text:p>
          <text:list>
            <text:list-item>
              <text:p text:style-name="P66">pass statment is used when statment is requried syntactically but no command has to be execute<text:span text:style-name="T15">d</text:span></text:p>
              <text:p text:style-name="P66"><text:s/></text:p>
            </text:list-item>
          </text:list>
        </text:list-item>
      </text:list>
      <text:list xml:id="list2314760105" text:style-name="L15">
        <text:list-item>
          <text:p text:style-name="P69"><text:span text:style-name="Source_20_Text"><text:span text:style-name="T17">python -m calendar [YEAR] : </text:span></text:span><text:span text:style-name="Source_20_Text"><text:span text:style-name="T18">Command to display calendar in cmd or terminal</text:span></text:span></text:p>
        </text:list-item>
        <text:list-item>
          <text:p text:style-name="P38"><text:span text:style-name="Source_20_Text"><text:span text:style-name="T18">python -m calendar [YEAR] [MONTH]: Command to display motnth in cmd or temonal</text:span></text:span></text:p>
        </text:list-item>
      </text:list>
      <text:p text:style-name="P34"><text:span text:style-name="Source_20_Text"><text:span text:style-name="T18"/></text:span></text:p>
      <text:p text:style-name="P34"><text:span text:style-name="Source_20_Text"><text:span text:style-name="T19">Funtions and Modules:</text:span></text:span></text:p>
      <text:list xml:id="list944454120" text:style-name="L16">
        <text:list-item>
          <text:p text:style-name="P71"><text:span text:style-name="Source_20_Text"><text:span text:style-name="T6">A function is a block of organized and reuseable program code that perform a single,specific,and well-defined task.</text:span></text:span></text:p>
        </text:list-item>
        <text:list-item>
          <text:p text:style-name="P71"><text:span text:style-name="Source_20_Text"><text:span text:style-name="T6">Function header and function body</text:span></text:span></text:p>
        </text:list-item>
        <text:list-item>
          <text:p text:style-name="P71"><text:span text:style-name="Source_20_Text"><text:span text:style-name="T6">Before calling a function , you must define it just as you assign variables before using them.</text:span></text:span></text:p>
        </text:list-item>
        <text:list-item>
          <text:p text:style-name="P71"><text:span text:style-name="Source_20_Text"><text:span text:style-name="T6">List of variables used in function call know as actual parameters list.The actual parameter list may be names,expression,contants</text:span></text:span></text:p>
        </text:list-item>
        <text:list-item>
          <text:p text:style-name="P71"><text:span text:style-name="Source_20_Text"><text:span text:style-name="T6">Variable scope and lifetime:</text:span></text:span></text:p>
          <text:list>
            <text:list-item>
              <text:p text:style-name="P71"><text:span text:style-name="Source_20_Text"><text:span text:style-name="T25">Scope of the variable:</text:span></text:span><text:span text:style-name="Source_20_Text"><text:span text:style-name="T20"> Part of the program in which variable is accessible is called scope of a variable.</text:span></text:span></text:p>
            </text:list-item>
            <text:list-item>
              <text:p text:style-name="P71"><text:span text:style-name="Source_20_Text"><text:span text:style-name="T25">Life time of variable:</text:span></text:span><text:span text:style-name="Source_20_Text"><text:span text:style-name="T20"> Duration for which variable exists is called lifetime.</text:span></text:span></text:p>
            </text:list-item>
          </text:list>
        </text:list-item>
        <text:list-item>
          <text:p text:style-name="P39"><text:span text:style-name="Source_20_Text"><text:span text:style-name="T21">Global and local variables</text:span></text:span></text:p>
          <text:list>
            <text:list-item>
              <text:p text:style-name="P39"><text:span text:style-name="Source_20_Text"><text:span text:style-name="T21">Global variables can be accessed throughout the program.</text:span></text:span></text:p>
            </text:list-item>
            <text:list-item>
              <text:p text:style-name="P39"><text:soft-page-break/><text:span text:style-name="Source_20_Text"><text:span text:style-name="T21">Local variable can be accessed from the point of its definiition until end of the block in which it is defined.</text:span></text:span></text:p>
            </text:list-item>
          </text:list>
        </text:list-item>
        <text:list-item>
          <text:p text:style-name="P40"><text:span text:style-name="Source_20_Text"><text:span text:style-name="T22">To define a variable defined inside a function as global,you must use global stament.</text:span></text:span></text:p>
        </text:list-item>
        <text:list-item>
          <text:p text:style-name="P40"><text:span text:style-name="Source_20_Text"><text:span text:style-name="T22">More on Defining Functions:</text:span></text:span></text:p>
          <text:list>
            <text:list-item>
              <text:p text:style-name="P40"><text:span text:style-name="Source_20_Text"><text:span text:style-name="T22">Requried Arguments</text:span></text:span></text:p>
            </text:list-item>
            <text:list-item>
              <text:p text:style-name="P40"><text:span text:style-name="Source_20_Text"><text:span text:style-name="T22">Keyword Arguments</text:span></text:span></text:p>
            </text:list-item>
            <text:list-item>
              <text:p text:style-name="P40"><text:span text:style-name="Source_20_Text"><text:span text:style-name="T22">Default Arguments</text:span></text:span></text:p>
            </text:list-item>
            <text:list-item>
              <text:p text:style-name="P40"><text:span text:style-name="Source_20_Text"><text:span text:style-name="T22">Variable-length Arguments</text:span></text:span></text:p>
            </text:list-item>
          </text:list>
        </text:list-item>
        <text:list-item>
          <text:p text:style-name="P41"><text:span text:style-name="Source_20_Text"><text:span text:style-name="T23">In nested function ,the inner function can access variables defined in both outer as well as inner but outer function can access variables defined only in outer function.</text:span></text:span></text:p>
        </text:list-item>
      </text:list>
      <text:p text:style-name="P35"><text:span text:style-name="Source_20_Text"><text:span text:style-name="T23"/></text:span></text:p>
      <text:list xml:id="list110309965780867" text:continue-numbering="true" text:style-name="L16">
        <text:list-item>
          <text:p text:style-name="P71"><text:span text:style-name="Source_20_Text"><text:span text:style-name="T7">Lambda </text:span></text:span><text:span text:style-name="Source_20_Text"><text:span text:style-name="T8">function:</text:span></text:span></text:p>
          <text:list>
            <text:list-item>
              <text:p text:style-name="P72"><text:span text:style-name="Source_20_Text"><text:span text:style-name="T9">lambda function or anonymous function are so called because they are not declared as other function using def keyword.</text:span></text:span></text:p>
              <text:list>
                <text:list-item>
                  <text:p text:style-name="P72"><text:span text:style-name="Source_20_Text"><text:span text:style-name="T9">Lambda function can not access </text:span></text:span><text:span text:style-name="Source_20_Text"><text:span text:style-name="T8">global variables</text:span></text:span><text:span text:style-name="Source_20_Text"><text:span text:style-name="T9"> </text:span></text:span></text:p>
                </text:list-item>
                <text:list-item>
                  <text:p text:style-name="P72"><text:span text:style-name="Source_20_Text"><text:span text:style-name="T9">Lambda function has no name.</text:span></text:span></text:p>
                </text:list-item>
                <text:list-item>
                  <text:p text:style-name="P72"><text:span text:style-name="Source_20_Text"><text:span text:style-name="T9">Lambda function can take any number of arguments.</text:span></text:span></text:p>
                </text:list-item>
                <text:list-item>
                  <text:p text:style-name="P72"><text:span text:style-name="Source_20_Text"><text:span text:style-name="T9">Lambda function returns only one value as an expression.</text:span></text:span></text:p>
                </text:list-item>
                <text:list-item>
                  <text:p text:style-name="P72"><text:span text:style-name="Source_20_Text"><text:span text:style-name="T9">Lambda function does not have explicit </text:span></text:span><text:span text:style-name="Source_20_Text"><text:span text:style-name="T8">return</text:span></text:span><text:span text:style-name="Source_20_Text"><text:span text:style-name="T9"> statment.</text:span></text:span></text:p>
                </text:list-item>
              </text:list>
            </text:list-item>
          </text:list>
        </text:list-item>
        <text:list-item>
          <text:p text:style-name="P73"><text:span text:style-name="Source_20_Text"><text:span text:style-name="T10">Modules</text:span></text:span></text:p>
          <text:list>
            <text:list-item>
              <text:list>
                <text:list-item>
                  <text:p text:style-name="P74"><text:span text:style-name="Source_20_Text"><text:span text:style-name="T11">Modules are pre-written pieces of code that are used to peform common task like generating random numbers , performing mathematical operations etc.</text:span></text:span></text:p>
                </text:list-item>
              </text:list>
            </text:list-item>
            <text:list-item>
              <text:p text:style-name="P73"><text:soft-page-break/><text:span text:style-name="Source_20_Text"><text:span text:style-name="T10">import sys</text:span></text:span></text:p>
            </text:list-item>
            <text:list-item>
              <text:p text:style-name="P73"><text:span text:style-name="Source_20_Text"><text:span text:style-name="T10">sys.path</text:span></text:span></text:p>
            </text:list-item>
            <text:list-item>
              <text:p text:style-name="P73"><text:span text:style-name="Source_20_Text"><text:span text:style-name="T10">sys.argv: command line argumnets</text:span></text:span></text:p>
            </text:list-item>
          </text:list>
        </text:list-item>
      </text:list>
      <text:p text:style-name="P36"><text:span text:style-name="Source_20_Text"><text:span text:style-name="T20"/></text:span></text:p>
      <text:p text:style-name="P36"><text:span text:style-name="Source_20_Text"><text:span text:style-name="T20"/></text:span></text:p>
      <text:p text:style-name="P36"><text:span text:style-name="Source_20_Text"><text:span text:style-name="T20"/></text:span></text:p>
      <text:p text:style-name="P36"><text:span text:style-name="Source_20_Text"><text:span text:style-name="T20"/></text:span></text:p>
      <text:p text:style-name="P36"><text:span text:style-name="Source_20_Text"><text:span text:style-name="T20"/></text:span></text:p>
      <text:p text:style-name="P37"><text:span text:style-name="Source_20_Text"><text:span text:style-name="T24">Strings:</text:span></text:span></text:p>
      <text:list xml:id="list1139431448" text:style-name="L17">
        <text:list-item>
          <text:p text:style-name="P42"><text:span text:style-name="Source_20_Text"><text:span text:style-name="T24">Python Strings are immutable that means once created they cannot be changed.</text:span></text:span></text:p>
        </text:list-item>
        <text:list-item>
          <text:p text:style-name="P42"><text:span text:style-name="Source_20_Text"><text:span text:style-name="T24">A string Formating Operator (%)</text:span></text:span></text:p>
          <text:p text:style-name="P42"><text:span text:style-name="Source_20_Text"><text:span text:style-name="T24"/></text:span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Funtction</text:p>
            <text:p text:style-name="P28"/>
          </table:table-cell>
          <table:table-cell table:style-name="Table2.B1" office:value-type="string">
            <text:p text:style-name="P28">Usage</text:p>
            <text:p text:style-name="P28"/>
          </table:table-cell>
        </table:table-row>
        <table:table-row>
          <table:table-cell table:style-name="Table2.A2" office:value-type="string">
            <text:p text:style-name="P28">capitalize()</text:p>
          </table:table-cell>
          <table:table-cell table:style-name="Table2.B2" office:value-type="string">
            <text:p text:style-name="P28"/>
            <text:p text:style-name="P28">Used to capitalize first letter of a string</text:p>
            <text:p text:style-name="P28"/>
          </table:table-cell>
        </table:table-row>
        <table:table-row>
          <table:table-cell table:style-name="Table2.A2" office:value-type="string">
            <text:p text:style-name="P28">center(width,fillchar)</text:p>
          </table:table-cell>
          <table:table-cell table:style-name="Table2.B2" office:value-type="string">
            <text:p text:style-name="P28"/>
            <text:p text:style-name="P28">Returns a string with the original string centeredto a total width columns and filled with fillchar in cloumns that not have characters.</text:p>
            <text:p text:style-name="P28"/>
          </table:table-cell>
        </table:table-row>
        <table:table-row>
          <table:table-cell table:style-name="Table2.A2" office:value-type="string">
            <text:p text:style-name="P29">count(str,beg,end)</text:p>
          </table:table-cell>
          <table:table-cell table:style-name="Table2.B2" office:value-type="string">
            <text:p text:style-name="P29"/>
            <text:p text:style-name="P29">Counts number of times str occur in a string,you can specify the beginning and ending values.</text:p>
            <text:p text:style-name="P29"/>
          </table:table-cell>
        </table:table-row>
        <table:table-row>
          <table:table-cell table:style-name="Table2.A2" office:value-type="string">
            <text:p text:style-name="P29">endswith(suffux,beg,end)</text:p>
          </table:table-cell>
          <table:table-cell table:style-name="Table2.B2" office:value-type="string">
            <text:p text:style-name="P29"/>
            <text:p text:style-name="P29">Check if the string ends with suffix if yes return True else False</text:p>
            <text:p text:style-name="P29"/>
          </table:table-cell>
        </table:table-row>
        <text:soft-page-break/>
        <table:table-row>
          <table:table-cell table:style-name="Table2.A2" office:value-type="string">
            <text:p text:style-name="P29">startswith(suffix,beg,end)</text:p>
          </table:table-cell>
          <table:table-cell table:style-name="Table2.B2" office:value-type="string">
            <text:p text:style-name="P29"/>
            <text:p text:style-name="P29">Check if string start with suffix if yes return True else False</text:p>
            <text:p text:style-name="P29"/>
          </table:table-cell>
        </table:table-row>
        <table:table-row>
          <table:table-cell table:style-name="Table2.A2" office:value-type="string">
            <text:p text:style-name="P29"/>
            <text:p text:style-name="P29">find(str,beg,end)</text:p>
          </table:table-cell>
          <table:table-cell table:style-name="Table2.B2" office:value-type="string">
            <text:p text:style-name="P30"/>
            <text:p text:style-name="P30">If str present in the string return a position at which str present else return </text:p>
            <text:p text:style-name="P30">-1.</text:p>
            <text:p text:style-name="P30"/>
          </table:table-cell>
        </table:table-row>
        <table:table-row>
          <table:table-cell table:style-name="Table2.A2" office:value-type="string">
            <text:p text:style-name="P29">rfind(str,beg,end)</text:p>
          </table:table-cell>
          <table:table-cell table:style-name="Table2.B2" office:value-type="string">
            <text:p text:style-name="P29"/>
            <text:p text:style-name="P29">Same as find but starts searching from the end.</text:p>
            <text:p text:style-name="P29"/>
          </table:table-cell>
        </table:table-row>
        <table:table-row>
          <table:table-cell table:style-name="Table2.A2" office:value-type="string">
            <text:p text:style-name="P29">rindex(str,beg,end)</text:p>
          </table:table-cell>
          <table:table-cell table:style-name="Table2.B2" office:value-type="string">
            <text:p text:style-name="P29"/>
            <text:p text:style-name="P29">Start Searching from right raise an exception if str not found</text:p>
            <text:p text:style-name="P29"/>
          </table:table-cell>
        </table:table-row>
        <table:table-row>
          <table:table-cell table:style-name="Table2.A2" office:value-type="string">
            <text:p text:style-name="P31">len(string)</text:p>
          </table:table-cell>
          <table:table-cell table:style-name="Table2.B2" office:value-type="string">
            <text:p text:style-name="P31"/>
            <text:p text:style-name="P31">Returns length of String.</text:p>
            <text:p text:style-name="P31"/>
          </table:table-cell>
        </table:table-row>
        <table:table-row>
          <table:table-cell table:style-name="Table2.A2" office:value-type="string">
            <text:p text:style-name="P31">lower()</text:p>
          </table:table-cell>
          <table:table-cell table:style-name="Table2.B2" office:value-type="string">
            <text:p text:style-name="P31"/>
            <text:p text:style-name="P31">Converts all characters in the string into lower</text:p>
            <text:p text:style-name="P31"/>
          </table:table-cell>
        </table:table-row>
        <table:table-row>
          <table:table-cell table:style-name="Table2.A2" office:value-type="string">
            <text:p text:style-name="P31">Upper()</text:p>
          </table:table-cell>
          <table:table-cell table:style-name="Table2.B2" office:value-type="string">
            <text:p text:style-name="P31"/>
            <text:p text:style-name="P31">Con<text:span text:style-name="T34">v</text:span>erts all characters in the string into upper</text:p>
            <text:p text:style-name="P31"/>
          </table:table-cell>
        </table:table-row>
        <table:table-row>
          <table:table-cell table:style-name="Table2.A2" office:value-type="string">
            <text:p text:style-name="P31">lstrip()</text:p>
          </table:table-cell>
          <table:table-cell table:style-name="Table2.B2" office:value-type="string">
            <text:p text:style-name="P31"/>
            <text:p text:style-name="P31">Removes leading whitespaces</text:p>
            <text:p text:style-name="P31"/>
          </table:table-cell>
        </table:table-row>
        <table:table-row>
          <table:table-cell table:style-name="Table2.A2" office:value-type="string">
            <text:p text:style-name="P31">rstrip()</text:p>
          </table:table-cell>
          <table:table-cell table:style-name="Table2.B2" office:value-type="string">
            <text:p text:style-name="P31">Removes trailing whitespaces</text:p>
            <text:p text:style-name="P31"/>
          </table:table-cell>
        </table:table-row>
        <text:soft-page-break/>
        <table:table-row>
          <table:table-cell table:style-name="Table2.A2" office:value-type="string">
            <text:p text:style-name="P31">strip()</text:p>
          </table:table-cell>
          <table:table-cell table:style-name="Table2.B2" office:value-type="string">
            <text:p text:style-name="P31"/>
            <text:p text:style-name="P31">Removes leadind and trailing white spaces</text:p>
          </table:table-cell>
        </table:table-row>
        <table:table-row>
          <table:table-cell table:style-name="Table2.A2" office:value-type="string">
            <text:p text:style-name="P31">max(str)</text:p>
          </table:table-cell>
          <table:table-cell table:style-name="Table2.B2" office:value-type="string">
            <text:p text:style-name="P31"/>
            <text:p text:style-name="P31">Returns the highest alphabetical character from the string str</text:p>
            <text:p text:style-name="P31"/>
          </table:table-cell>
        </table:table-row>
        <table:table-row>
          <table:table-cell table:style-name="Table2.A2" office:value-type="string">
            <text:p text:style-name="P31">min(str)</text:p>
          </table:table-cell>
          <table:table-cell table:style-name="Table2.B2" office:value-type="string">
            <text:p text:style-name="P31"/>
            <text:p text:style-name="P31">Returns the lowset alphabetical character from the string str</text:p>
            <text:p text:style-name="P31"/>
          </table:table-cell>
        </table:table-row>
        <table:table-row>
          <table:table-cell table:style-name="Table2.A2" office:value-type="string">
            <text:p text:style-name="P31">title()</text:p>
          </table:table-cell>
          <table:table-cell table:style-name="Table2.B2" office:value-type="string">
            <text:p text:style-name="P31"/>
            <text:p text:style-name="P31">Returns string in title case</text:p>
            <text:p text:style-name="P31"/>
          </table:table-cell>
        </table:table-row>
        <table:table-row>
          <table:table-cell table:style-name="Table2.A2" office:value-type="string">
            <text:p text:style-name="P31">swapcase()</text:p>
          </table:table-cell>
          <table:table-cell table:style-name="Table2.B2" office:value-type="string">
            <text:p text:style-name="P31"/>
            <text:p text:style-name="P31">Toggles the case of every character</text:p>
            <text:p text:style-name="P31"/>
          </table:table-cell>
        </table:table-row>
        <table:table-row>
          <table:table-cell table:style-name="Table2.A2" office:value-type="string">
            <text:p text:style-name="P32">split(delim)</text:p>
          </table:table-cell>
          <table:table-cell table:style-name="Table2.B2" office:value-type="string">
            <text:p text:style-name="P32"/>
            <text:p text:style-name="P32">Returns a list of substrings separated by the specified delimiter</text:p>
            <text:p text:style-name="P32"/>
          </table:table-cell>
        </table:table-row>
        <table:table-row>
          <table:table-cell table:style-name="Table2.A21" office:value-type="string">
            <text:p text:style-name="P33"/>
            <text:p text:style-name="P33"/>
            <text:p text:style-name="P33">join(list)</text:p>
          </table:table-cell>
          <table:table-cell table:style-name="Table2.B21" office:value-type="string">
            <text:p text:style-name="P33"/>
            <text:p text:style-name="P33">The function joins a list of string using delimiter with which the function is invoked</text:p>
            <text:p text:style-name="P33"/>
          </table:table-cell>
        </table:table-row>
      </table:table>
      <text:list xml:id="list110309332499689" text:continue-numbering="true" text:style-name="L17">
        <text:list-header>
          <text:p text:style-name="P42"><text:span text:style-name="Source_20_Text"><text:span text:style-name="T24"/></text:span></text:p>
        </text:list-header>
      </text:list>
      <text:p text:style-name="P7"><text:span text:style-name="Source_20_Text"><text:span text:style-name="T16"/></text:span></text:p>
      <text:p text:style-name="P13">The String Module:</text:p>
      <text:list xml:id="list705149159" text:style-name="L18">
        <text:list-item>
          <text:p text:style-name="P75">String Constants</text:p>
        </text:list-item>
      </text:list>
      <text:list xml:id="list1224612035" text:style-name="L19">
        <text:list-item>
          <text:p text:style-name="P76">string.ascii_letters</text:p>
        </text:list-item>
        <text:list-item>
          <text:p text:style-name="P76">string.ascii_lowercase</text:p>
        </text:list-item>
        <text:list-item>
          <text:p text:style-name="P76">string.ascii_uppercase</text:p>
        </text:list-item>
        <text:list-item>
          <text:p text:style-name="P76">string.digits</text:p>
        </text:list-item>
        <text:list-item>
          <text:p text:style-name="P76">string.hexdigits</text:p>
        </text:list-item>
        <text:list-item>
          <text:p text:style-name="P76"><text:soft-page-break/>string.lowercase</text:p>
        </text:list-item>
        <text:list-item>
          <text:p text:style-name="P76">string.octdigits</text:p>
        </text:list-item>
        <text:list-item>
          <text:p text:style-name="P76">string.punctuation</text:p>
        </text:list-item>
        <text:list-item>
          <text:p text:style-name="P76">string.printable</text:p>
        </text:list-item>
        <text:list-item>
          <text:p text:style-name="P76">string.uppercase</text:p>
        </text:list-item>
        <text:list-item>
          <text:p text:style-name="P77">string.whitespace</text:p>
          <text:p text:style-name="P77"/>
        </text:list-item>
      </text:list>
      <text:p text:style-name="P97">pyperclip</text:p>
      <text:p text:style-name="P8"><text:span text:style-name="T26"><text:tab/></text:span><text:span text:style-name="T27">pyperclip module in python has copy() and paste() functions that can send text to and receive text from the computer clipboard.</text:span></text:p>
      <text:p text:style-name="P14"/>
      <text:p text:style-name="P15">Regular Expression:</text:p>
      <text:list xml:id="list2141891361" text:style-name="L20">
        <text:list-item>
          <text:p text:style-name="P78">In python regular expression can be accessed using the module re.</text:p>
        </text:list-item>
        <text:list-item>
          <text:p text:style-name="P98"><text:span text:style-name="T32">matc</text:span><text:span text:style-name="T33">h</text:span><text:span text:style-name="T32">()</text:span><text:span text:style-name="T28"> function</text:span></text:p>
          <text:list>
            <text:list-item>
              <text:p text:style-name="P98"><text:span text:style-name="T28">re.match(patte</text:span><text:span text:style-name="T29">r</text:span><text:span text:style-name="T28">n,string,flags=0)</text:span></text:p>
            </text:list-item>
            <text:list-item>
              <text:p text:style-name="P78">if re.match() finds the pattren return True else it will return None.</text:p>
            </text:list-item>
            <text:list-item>
              <text:p text:style-name="P79">Flags values are re.I(Case sensitive matching), re.M(Matches at the end of the line ),re.X(Ignores white spaces)</text:p>
            </text:list-item>
            <text:list-item>
              <text:p text:style-name="P79">Begining of the string</text:p>
            </text:list-item>
          </text:list>
        </text:list-item>
        <text:list-item>
          <text:p text:style-name="P79"><text:span text:style-name="T35">search() </text:span>function</text:p>
          <text:list>
            <text:list-item>
              <text:p text:style-name="P79">search ,in the re <text:s/>modules that searches for a pattren anywhere in the string.</text:p>
            </text:list-item>
            <text:list-item>
              <text:p text:style-name="P79">re.search(pattern,string,flags=0)</text:p>
            </text:list-item>
          </text:list>
        </text:list-item>
        <text:list-item>
          <text:p text:style-name="P79"><text:span text:style-name="T35">sub()</text:span> function</text:p>
          <text:list>
            <text:list-item>
              <text:p text:style-name="P79">sub() function in re module find the pattern in the string and replace it with another pattern.</text:p>
            </text:list-item>
            <text:list-item>
              <text:p text:style-name="P99"><text:span text:style-name="T28">re.sub(pattern,repl,s,</text:span><text:span text:style-name="T30">max=0</text:span><text:span text:style-name="T28">)</text:span></text:p>
            </text:list-item>
            <text:list-item>
              <text:p text:style-name="P79">Method returns modified string.</text:p>
            </text:list-item>
            <text:list-item>
              <text:p text:style-name="P81"><text:soft-page-break/>s=”hello hello hello hello”</text:p>
              <text:p text:style-name="P81">p1=”hello”</text:p>
              <text:p text:style-name="P80">re.sub(p1,"Avinash",s,2)</text:p>
              <text:list>
                <text:list-item>
                  <text:p text:style-name="P80">'Avinash Avinash hello hello'</text:p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5">re.I</text:p>
          </table:table-cell>
          <table:table-cell table:style-name="Table3.B1" office:value-type="string">
            <text:p text:style-name="P25">Ignore Case Sensitive</text:p>
          </table:table-cell>
        </table:table-row>
        <table:table-row>
          <table:table-cell table:style-name="Table3.A2" office:value-type="string">
            <text:p text:style-name="P25">re.M</text:p>
          </table:table-cell>
          <table:table-cell table:style-name="Table3.B2" office:value-type="string">
            <text:p text:style-name="P25">Matches at the end of line</text:p>
          </table:table-cell>
        </table:table-row>
        <table:table-row>
          <table:table-cell table:style-name="Table3.A2" office:value-type="string">
            <text:p text:style-name="P25">re.X</text:p>
          </table:table-cell>
          <table:table-cell table:style-name="Table3.B2" office:value-type="string">
            <text:p text:style-name="P25">Ignores whitespaces</text:p>
          </table:table-cell>
        </table:table-row>
        <table:table-row>
          <table:table-cell table:style-name="Table3.A2" office:value-type="string">
            <text:p text:style-name="P25">re.U</text:p>
          </table:table-cell>
          <table:table-cell table:style-name="Table3.B2" office:value-type="string">
            <text:p text:style-name="P26">Interprets the letter according to unicode character</text:p>
          </table:table-cell>
        </table:table-row>
      </table:table>
      <text:p text:style-name="P16"/>
      <text:p text:style-name="P16"/>
      <text:p text:style-name="P16"/>
      <text:p text:style-name="P16"/>
      <text:list xml:id="list4131561304" text:style-name="L21">
        <text:list-item>
          <text:p text:style-name="P82"><text:span text:style-name="T35">findall(pattern,string,flags)</text:span>:function is used to return a list that matches of the pattern in the string.if match not found it will return empty list</text:p>
        </text:list-item>
        <text:list-item>
          <text:p text:style-name="P82"><text:span text:style-name="T35">finditer(pattern,string,flags)</text:span>:function is used to return iterator.this iterator is used to print the index of match in a string.</text:p>
          <text:list>
            <text:list-item>
              <text:p text:style-name="P82">start() function returns the starting index</text:p>
            </text:list-item>
            <text:list-item>
              <text:p text:style-name="P82">end() function returns the end index</text:p>
            </text:list-item>
            <text:list-item>
              <text:p text:style-name="P82">span() function returns the starting and ending index of the first match</text:p>
            </text:list-item>
          </text:list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9">Files</text:p>
      <text:list xml:id="list3416016890" text:style-name="L22">
        <text:list-item>
          <text:p text:style-name="P83">python has may in-built methods and functions to manipulate the file contents.</text:p>
        </text:list-item>
        <text:list-item>
          <text:p text:style-name="P83">open():</text:p>
          <text:list>
            <text:list-item>
              <text:p text:style-name="P83">file_obj=open(“file_name” [, accessmode])</text:p>
            </text:list-item>
            <text:list-item>
              <text:p text:style-name="P83">access_modes</text:p>
              <text:p text:style-name="P83"/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7">r</text:p>
          </table:table-cell>
          <table:table-cell table:style-name="Table4.B1" office:value-type="string">
            <text:p text:style-name="P27">Which opens the file in reading mode</text:p>
          </table:table-cell>
        </table:table-row>
        <table:table-row>
          <table:table-cell table:style-name="Table4.A2" office:value-type="string">
            <text:p text:style-name="P27">rb</text:p>
          </table:table-cell>
          <table:table-cell table:style-name="Table4.B2" office:value-type="string">
            <text:p text:style-name="P27">Reading the file in binary format</text:p>
          </table:table-cell>
        </table:table-row>
        <table:table-row>
          <table:table-cell table:style-name="Table4.A2" office:value-type="string">
            <text:p text:style-name="P27">r+</text:p>
          </table:table-cell>
          <table:table-cell table:style-name="Table4.B2" office:value-type="string">
            <text:p text:style-name="P27">For both reading and writing</text:p>
          </table:table-cell>
        </table:table-row>
        <table:table-row>
          <table:table-cell table:style-name="Table4.A2" office:value-type="string">
            <text:p text:style-name="P27">rb+</text:p>
          </table:table-cell>
          <table:table-cell table:style-name="Table4.B2" office:value-type="string">
            <text:p text:style-name="P27">reading and writing in binary format</text:p>
          </table:table-cell>
        </table:table-row>
        <table:table-row>
          <table:table-cell table:style-name="Table4.A2" office:value-type="string">
            <text:p text:style-name="P27">w</text:p>
          </table:table-cell>
          <table:table-cell table:style-name="Table4.B2" office:value-type="string">
            <text:p text:style-name="P27">If file exists to write it will ovrwritten otherwise new file will be created for writing</text:p>
          </table:table-cell>
        </table:table-row>
        <table:table-row>
          <table:table-cell table:style-name="Table4.A2" office:value-type="string">
            <text:p text:style-name="P27">wb</text:p>
          </table:table-cell>
          <table:table-cell table:style-name="Table4.B2" office:value-type="string">
            <text:p text:style-name="P27">Open the file in binary format only for writing </text:p>
          </table:table-cell>
        </table:table-row>
        <table:table-row>
          <table:table-cell table:style-name="Table4.A2" office:value-type="string">
            <text:p text:style-name="P27">w+</text:p>
          </table:table-cell>
          <table:table-cell table:style-name="Table4.B2" office:value-type="string">
            <text:p text:style-name="P27">Opens the file in both reading and writing mode</text:p>
          </table:table-cell>
        </table:table-row>
        <table:table-row>
          <table:table-cell table:style-name="Table4.A2" office:value-type="string">
            <text:p text:style-name="P27">wb+</text:p>
          </table:table-cell>
          <table:table-cell table:style-name="Table4.B2" office:value-type="string">
            <text:p text:style-name="P27">Opens the file in both reading and writing mode in binary format</text:p>
          </table:table-cell>
        </table:table-row>
        <table:table-row>
          <table:table-cell table:style-name="Table4.A2" office:value-type="string">
            <text:p text:style-name="P27">a</text:p>
          </table:table-cell>
          <table:table-cell table:style-name="Table4.B2" office:value-type="string">
            <text:p text:style-name="P27">Open file in appending , file pointer will point to end of the file is exists otherwise it will create a new file.</text:p>
          </table:table-cell>
        </table:table-row>
        <table:table-row>
          <table:table-cell table:style-name="Table4.A2" office:value-type="string">
            <text:p text:style-name="P27">ab</text:p>
          </table:table-cell>
          <table:table-cell table:style-name="Table4.B2" office:value-type="string">
            <text:p text:style-name="P27">Open file in binary format for appending</text:p>
          </table:table-cell>
        </table:table-row>
        <table:table-row>
          <table:table-cell table:style-name="Table4.A2" office:value-type="string">
            <text:p text:style-name="P27">a+</text:p>
          </table:table-cell>
          <table:table-cell table:style-name="Table4.B2" office:value-type="string">
            <text:p text:style-name="P27">Open the file in both appending and reading</text:p>
          </table:table-cell>
        </table:table-row>
        <table:table-row>
          <table:table-cell table:style-name="Table4.A2" office:value-type="string">
            <text:p text:style-name="P27">ab+</text:p>
          </table:table-cell>
          <table:table-cell table:style-name="Table4.B2" office:value-type="string">
            <text:p text:style-name="P27">Open the file in both appending and reading in binary format.</text:p>
          </table:table-cell>
        </table:table-row>
      </table:table>
      <text:list xml:id="list110310323634831" text:continue-numbering="true" text:style-name="L22">
        <text:list-item>
          <text:list>
            <text:list-header>
              <text:p text:style-name="P83"/>
            </text:list-header>
          </text:list>
        </text:list-item>
      </text:list>
      <text:p text:style-name="P16"/>
      <text:p text:style-name="P16"/>
      <text:p text:style-name="P16"><text:soft-page-break/></text:p>
      <text:p text:style-name="P19">file attributes</text:p>
      <text:list xml:id="list851569653" text:style-name="L23">
        <text:list-header>
          <text:p text:style-name="P84">file_obj.name:Returns name of the file.</text:p>
          <text:p text:style-name="P84">file_obj.mode:Returns the access mode with which file <text:tab/><text:tab/><text:tab/> <text:s/>has been opened</text:p>
          <text:p text:style-name="P84">file_obj.closed:Returns True if file is closed else return False</text:p>
        </text:list-header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90">In case of nnormal file handling that we cant store other type of data except string,if we want to store we have to make use of parsing techniques in a file handling.Parsing technique are</text:p>
      <text:p text:style-name="P90">1)JSON</text:p>
      <text:p text:style-name="P90">2)Pickle</text:p>
      <text:p text:style-name="P90"/>
      <text:p text:style-name="P96">JSON:(Java Script Object Notation)</text:p>
      <text:list xml:id="list623780915" text:style-name="L27">
        <text:list-item>
          <text:p text:style-name="P91">json is nothing but data format to which we can store the data into a file.</text:p>
        </text:list-item>
        <text:list-item>
          <text:p text:style-name="P91">With the help of json we can store any type of data.</text:p>
        </text:list-item>
        <text:list-item>
          <text:p text:style-name="P92">To work around with json we have to import predefined module by the name json.</text:p>
        </text:list-item>
        <text:list-item>
          <text:p text:style-name="P92">There are 2 important methods of json</text:p>
          <text:list>
            <text:list-item>
              <text:p text:style-name="P92">dumps() : Is is used to convert original data into a <text:tab/><text:tab/><text:tab/>json format.</text:p>
            </text:list-item>
            <text:list-item>
              <text:p text:style-name="P92">loads() : is used to convert json data into original <text:tab/><text:tab/><text:tab/>data</text:p>
            </text:list-item>
          </text:list>
        </text:list-item>
      </text:list>
      <text:p text:style-name="P19"/>
      <text:p text:style-name="P93"><text:span text:style-name="T35">Pickle</text:span>:</text:p>
      <text:list xml:id="list4257993563" text:style-name="L29">
        <text:list-item>
          <text:p text:style-name="P94">It is a data format which is used to data into file . </text:p>
        </text:list-item>
        <text:list-item>
          <text:p text:style-name="P95">The pickle data is in the form of <text:span text:style-name="T35">unreadable</text:span> binary format.</text:p>
        </text:list-item>
        <text:list-item>
          <text:p text:style-name="P95">We have to import a pre-defined module called <text:span text:style-name="T35">pickle</text:span>.</text:p>
        </text:list-item>
        <text:list-item>
          <text:p text:style-name="P95">There are 2 methods</text:p>
        </text:list-item>
        <text:list-item>
          <text:p text:style-name="P95"><text:span text:style-name="T35">dump():</text:span>This method will perform 2 operations,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5">it will convert the original data into unreadable format.</text:p>
                        </text:list-item>
                        <text:list-item>
                          <text:p text:style-name="P70"><text:span text:style-name="T31">It write the data into a file and entire process is know as pickling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0"><text:span text:style-name="T28">syntax dump(data,fileobj)</text:span></text:p>
            </text:list-item>
          </text:list>
        </text:list-item>
        <text:list-item>
          <text:p text:style-name="P100"><text:soft-page-break/><text:span text:style-name="T32">load()</text:span><text:span text:style-name="T28">:It is used to convert the pickling data into original data</text:span>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7">Data Structures:</text:p>
      <text:list xml:id="list4098212424" text:style-name="L24">
        <text:list-item>
          <text:p text:style-name="P86">A data structure is group of elements that are put together under one name.</text:p>
        </text:list-item>
        <text:list-item>
          <text:p text:style-name="P86">Data structure defines a particular way of storing and organizing data in computer.</text:p>
        </text:list-item>
        <text:list-item>
          <text:p text:style-name="P86">List:</text:p>
          <text:list>
            <text:list-item>
              <text:p text:style-name="P86">the key feature of list is that it can have elements that belong to different type.</text:p>
            </text:list-item>
            <text:list-item>
              <text:p text:style-name="P87">List is mutable</text:p>
            </text:list-item>
          </text:list>
        </text:list-item>
      </text:list>
      <text:p text:style-name="P20">List Comprehension</text:p>
      <text:p text:style-name="P20"><text:tab/>list=[expression for variable in sequence]</text:p>
      <text:p text:style-name="P21">Looping in List</text:p>
      <text:list xml:id="list3697129263" text:style-name="L25">
        <text:list-item>
          <text:p text:style-name="P88"><text:soft-page-break/>using iterator</text:p>
        </text:list-item>
        <text:list-item>
          <text:p text:style-name="P88">using range</text:p>
        </text:list-item>
        <text:list-item>
          <text:p text:style-name="P88">using enumarate:used to print index as well as item in the list.</text:p>
          <text:p text:style-name="P88"/>
        </text:list-item>
      </text:list>
      <text:p text:style-name="P22">Functional programming:</text:p>
      <text:p text:style-name="P22">functional Programming decomposes a problem into a set of functions.The map(),filter() and reducr() function</text:p>
      <text:list xml:id="list1185068319" text:style-name="L26">
        <text:list-item>
          <text:p text:style-name="P89">filter() function:filter() function constructs a list from those elements of the list for which a function returns true.</text:p>
          <text:list>
            <text:list-item>
              <text:p text:style-name="P89">filter(function,sequence)</text:p>
            </text:list-item>
            <text:list-item>
              <text:p text:style-name="P89">filter function returns True or False . Function that returns True or False are called predicates.</text:p>
            </text:list-item>
          </text:list>
        </text:list-item>
      </text:list>
      <text:p text:style-name="P22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8pt" style:font-name-asian="OpenSymbol" style:font-family-asian="OpenSymbol" style:font-charset-asian="x-symbol" style:font-size-asian="15.75pt" style:font-name-complex="OpenSymbol" style:font-family-complex="OpenSymbol" style:font-charset-complex="x-symbol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e4e38" officeooo:paragraph-rsid="002e4e38"/>
    </style:style>
    <style:style style:name="MP2" style:family="paragraph" style:parent-style-name="Footer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ython Programming</text:p>
      </style:header>
      <style:footer>
        <text:p text:style-name="MP2"><text:page-number text:select-page="current">13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2T23:12:46.520553859</meta:creation-date>
    <dc:date>2021-02-28T11:03:08.528403186</dc:date>
    <meta:editing-duration>PT3H48M25S</meta:editing-duration>
    <meta:editing-cycles>24</meta:editing-cycles>
    <meta:generator>LibreOffice/6.4.6.2$Linux_X86_64 LibreOffice_project/40$Build-2</meta:generator>
    <meta:document-statistic meta:table-count="4" meta:image-count="0" meta:object-count="0" meta:page-count="16" meta:paragraph-count="325" meta:word-count="1903" meta:character-count="11218" meta:non-whitespace-character-count="9777"/>
  </office:meta>
</office:document-meta>
</file>